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l sistema DevOps Hub ha sido diseñado siguiendo una arquitectura en tres capas (presentación, lógica de negocio y datos) que favorece la separación de responsabilidades, la escalabilidad del código y la mantenibilidad a largo plazo.</text:p>
      <text:h text:style-name="Heading_20_4" text:outline-level="4"><text:span text:style-name="Strong_20_Emphasis">Frontend (Capa de Presentación)</text:span></text:h>
      <text:list text:style-name="L1">
        <text:list-item>
          <text:p text:style-name="P1"><text:span text:style-name="Strong_20_Emphasis">HTML5 / CSS3 / JavaScript:</text:span> tecnologías estándar ampliamente soportadas y con extensa documentación. Permiten una estructura clara, una presentación visual flexible y una interacción básica sin dependencias externas.</text:p>
        </text:list-item>
        <text:list-item>
          <text:p text:style-name="P1"><text:span text:style-name="Strong_20_Emphasis">Bootstrap v5:</text:span> facilita el diseño responsivo y estético de la interfaz mediante componentes preconstruidos, lo que reduce el tiempo de desarrollo y asegura compatibilidad con dispositivos móviles.</text:p>
        </text:list-item>
      </text:list>
      <text:h text:style-name="Heading_20_4" text:outline-level="4"><text:span text:style-name="Strong_20_Emphasis">Backend (Capa de Negocio)</text:span></text:h>
      <text:list text:style-name="L2">
        <text:list-item>
          <text:p text:style-name="P2"><text:span text:style-name="Strong_20_Emphasis">Node.js v20.x:</text:span> plataforma ligera, basada en JavaScript, que permite ejecutar código del lado del servidor de forma asíncrona y eficiente.</text:p>
        </text:list-item>
        <text:list-item>
          <text:p text:style-name="P2"><text:span text:style-name="Strong_20_Emphasis">Express v4.x:</text:span> framework minimalista para Node.js que simplifica la creación de APIs REST, manejo de rutas, middlewares y configuración general del servidor.</text:p>
        </text:list-item>
      </text:list>
      <text:h text:style-name="Heading_20_4" text:outline-level="4"><text:span text:style-name="Strong_20_Emphasis">Base de Datos (Capa de Datos)</text:span></text:h>
      <text:list text:style-name="L3">
        <text:list-item>
          <text:p text:style-name="P3"><text:span text:style-name="Strong_20_Emphasis">SQLite v3:</text:span> sistema gestor de bases de datos ligero que opera mediante archivos locales, ideal para entornos de desarrollo y pruebas. Su uso elimina la necesidad de instalar y configurar un servidor de base de datos completo.</text:p>
        </text:list-item>
      </text:list>
      <text:h text:style-name="Heading_20_4" text:outline-level="4"><text:span text:style-name="Strong_20_Emphasis">Control de versiones e integración</text:span></text:h>
      <text:list text:style-name="L4">
        <text:list-item>
          <text:p text:style-name="P4"><text:span text:style-name="Strong_20_Emphasis">Git + GitHub:</text:span> Git se emplea como sistema de control de versiones distribuido para gestionar el código fuente. GitHub se utiliza para alojamiento remoto del repositorio, integración con APIs públicas y despliegue en plataformas como Render.</text:p>
        </text:list-item>
      </text:list>
      <text:h text:style-name="Heading_20_4" text:outline-level="4"><text:span text:style-name="Strong_20_Emphasis">Seguridad</text:span></text:h>
      <text:list text:style-name="L5">
        <text:list-item>
          <text:p text:style-name="P5">Validación de formularios en cliente y servidor.</text:p>
        </text:list-item>
        <text:list-item>
          <text:p text:style-name="P5">Uso de consultas parametrizadas en SQL para prevenir inyección de código.</text:p>
        </text:list-item>
      </text:list>
      <text:h text:style-name="Heading_20_4" text:outline-level="4"><text:span text:style-name="Strong_20_Emphasis">Criterios de elección</text:span></text:h>
      <text:p text:style-name="Text_20_body">Las tecnologías seleccionadas fueron elegidas por:</text:p>
      <text:list text:style-name="L6">
        <text:list-item>
          <text:p text:style-name="P6">Su <text:span text:style-name="Strong_20_Emphasis">documentación y comunidad activa</text:span></text:p>
        </text:list-item>
        <text:list-item>
          <text:p text:style-name="P6">Su <text:span text:style-name="Strong_20_Emphasis">ligereza</text:span> (especialmente relevante para un MVP)</text:p>
        </text:list-item>
        <text:list-item>
          <text:p text:style-name="P6">Su <text:span text:style-name="Strong_20_Emphasis">curva de aprendizaje adecuada</text:span> para estudiantes o desarrolladores junior</text:p>
        </text:list-item>
        <text:list-item>
          <text:p text:style-name="P6">La <text:span text:style-name="Strong_20_Emphasis">compatibilidad directa con plataformas de despliegue gratuitas</text:span> como Render o Railway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0T10:21:51.858000000</meta:creation-date>
    <dc:date>2025-06-10T10:22:11.728000000</dc:date>
    <meta:editing-duration>PT20S</meta:editing-duration>
    <meta:editing-cycles>1</meta:editing-cycles>
    <meta:document-statistic meta:table-count="0" meta:image-count="0" meta:object-count="0" meta:page-count="1" meta:paragraph-count="20" meta:word-count="298" meta:character-count="1976" meta:non-whitespace-character-count="1710"/>
    <meta:generator>LibreOffice/24.8.7.2$Windows_X86_64 LibreOffice_project/e07d0a63a46349d29051da79b1fde8160bab2a89</meta:generator>
  </office:meta>
</office:document-meta>
</file>